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3.40430555555556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0.829027777777778cm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3" table:default-cell-style-name="ce2"/>
        <table:table-column table:style-name="co11" table:number-columns-repeated="16369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6-17T00:00:00" table:style-name="ce8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6-17T00:00:00" table:style-name="ce8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6-18T00:00:00" table:style-name="ce8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7-07T00:00:00" table:style-name="ce8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4-07-07T00:00:00" table:style-name="ce8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7-07T00:00:00" table:style-name="ce8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4-07-07T00:00:00" table:style-name="ce8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3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5-02-13T00:00:00" table:style-name="ce8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5-02-13T00:00:00" table:style-name="ce8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5-02-13T00:00:00" table:style-name="ce8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5-02-13T00:00:00" table:style-name="ce8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5-04-02T00:00:00" table:style-name="ce8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5-04-02T00:00:00" table:style-name="ce8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04-06T00:00:00" table:style-name="ce8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7-04-06T00:00:00" table:style-name="ce8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04-24T00:00:00" table:style-name="ce8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7-04-24T00:00:00" table:style-name="ce8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04-29T00:00:00" table:style-name="ce8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7-04-29T00:00:00" table:style-name="ce8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05-29T00:00:00" table:style-name="ce8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7-05-29T00:00:00" table:style-name="ce8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8-03-26T00:00:00" table:style-name="ce8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8-03-26T00:00:00" table:style-name="ce8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8-04-04T00:00:00" table:style-name="ce8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8-04-04T00:00:00" table:style-name="ce8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8-04-12T00:00:00" table:style-name="ce8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8-04-12T00:00:00" table:style-name="ce8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9-04-05T00:00:00" table:style-name="ce8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9-04-05T00:00:00" table:style-name="ce8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59-04-16T00:00:00" table:style-name="ce8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59-04-16T00:00:00" table:style-name="ce8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1-10-27T00:00:00" table:style-name="ce8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山川次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1-10-27T00:00:00" table:style-name="ce8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高柳敏夫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1-11-02T00:00:00" table:style-name="ce8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1-11-02T00:00:00" table:style-name="ce8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本間爽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2-02-27T00:00:00" table:style-name="ce8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2-02-27T00:00:00" table:style-name="ce8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2-03-07T00:00:00" table:style-name="ce8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2-03-07T00:00:00" table:style-name="ce8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2-09-14T00:00:00" table:style-name="ce8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2-09-14T00:00:00" table:style-name="ce8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2-10-02T00:00:00" table:style-name="ce8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2-10-02T00:00:00" table:style-name="ce8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3-04-17T00:00:00" table:style-name="ce8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3-04-17T00:00:00" table:style-name="ce8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3-06-14T00:00:00" table:style-name="ce8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3-06-14T00:00:00" table:style-name="ce8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5-01-08T00:00:00" table:style-name="ce8">
            <text:p>1965/1/8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06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加藤博二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5-01-08T00:00:00" table:style-name="ce8">
            <text:p>1965/1/8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06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坂口允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5-03-22T00:00:00" table:style-name="ce8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5-03-22T00:00:00" table:style-name="ce8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5-11-10T00:00:00" table:style-name="ce8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5-11-10T00:00:00" table:style-name="ce8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7-02-06T00:00:00" table:style-name="ce8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7-02-06T00:00:00" table:style-name="ce8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7-02-15T00:00:00" table:style-name="ce8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7-02-15T00:00:00" table:style-name="ce8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03-29T00:00:00" table:style-name="ce8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03-29T00:00:00" table:style-name="ce8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07-13T00:00:00" table:style-name="ce8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07-13T00:00:00" table:style-name="ce8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08-27T00:00:00" table:style-name="ce8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08-27T00:00:00" table:style-name="ce8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10-18T00:00:00" table:style-name="ce8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8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10-18T00:00:00" table:style-name="ce8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6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11-19T00:00:00" table:style-name="ce8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8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11-19T00:00:00" table:style-name="ce8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6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8-12-23T00:00:00" table:style-name="ce8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8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12-23T00:00:00" table:style-name="ce8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6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9-02-28T00:00:00" table:style-name="ce8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2-28T00:00:00" table:style-name="ce8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9-03-03T00:00:00" table:style-name="ce8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3-03T00:00:00" table:style-name="ce8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9-03-13T00:00:00" table:style-name="ce8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3-13T00:00:00" table:style-name="ce8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9-08-25T00:00:00" table:style-name="ce8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8-25T00:00:00" table:style-name="ce8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69-08-28T00:00:00" table:style-name="ce8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8-28T00:00:00" table:style-name="ce8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07-07T00:00:00" table:style-name="ce8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7-07T00:00:00" table:style-name="ce8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07-13T00:00:00" table:style-name="ce8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7-13T00:00:00" table:style-name="ce8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08-11T00:00:00" table:style-name="ce8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8-11T00:00:00" table:style-name="ce8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08-19T00:00:00" table:style-name="ce8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8-19T00:00:00" table:style-name="ce8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09-28T00:00:00" table:style-name="ce8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4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9-28T00:00:00" table:style-name="ce8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0-10-10T00:00:00" table:style-name="ce8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10-10T00:00:00" table:style-name="ce8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2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1-08-25T00:00:00" table:style-name="ce8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1-08-25T00:00:00" table:style-name="ce8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1-08-27T00:00:00" table:style-name="ce8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1-08-27T00:00:00" table:style-name="ce8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2-05-02T00:00:00" table:style-name="ce8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8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2-05-02T00:00:00" table:style-name="ce8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2-08-09T00:00:00" table:style-name="ce8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2-08-09T00:00:00" table:style-name="ce8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2-08-29T00:00:00" table:style-name="ce8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2-08-29T00:00:00" table:style-name="ce8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5-02-12T00:00:00" table:style-name="ce8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5-02-12T00:00:00" table:style-name="ce8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5-03-12T00:00:00" table:style-name="ce8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5-03-12T00:00:00" table:style-name="ce8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6-03-15T00:00:00" table:style-name="ce8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6-03-15T00:00:00" table:style-name="ce8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6-03-23T00:00:00" table:style-name="ce8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6-03-23T00:00:00" table:style-name="ce8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6-07-29T00:00:00" table:style-name="ce8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6-07-29T00:00:00" table:style-name="ce8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6-08-10T00:00:00" table:style-name="ce8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6-08-10T00:00:00" table:style-name="ce8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07-05T00:00:00" table:style-name="ce8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07-05T00:00:00" table:style-name="ce8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09-15T00:00:00" table:style-name="ce8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09-15T00:00:00" table:style-name="ce8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09-28T00:00:00" table:style-name="ce8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09-28T00:00:00" table:style-name="ce8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09-30T00:00:00" table:style-name="ce8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09-30T00:00:00" table:style-name="ce8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14T00:00:00" table:style-name="ce8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14T00:00:00" table:style-name="ce8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14T00:00:00" table:style-name="ce8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14T00:00:00" table:style-name="ce8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19T00:00:00" table:style-name="ce8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19T00:00:00" table:style-name="ce8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25T00:00:00" table:style-name="ce8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25T00:00:00" table:style-name="ce8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26T00:00:00" table:style-name="ce8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26T00:00:00" table:style-name="ce8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0-29T00:00:00" table:style-name="ce8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0-29T00:00:00" table:style-name="ce8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01T00:00:00" table:style-name="ce8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01T00:00:00" table:style-name="ce8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02T00:00:00" table:style-name="ce8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02T00:00:00" table:style-name="ce8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08T00:00:00" table:style-name="ce8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08T00:00:00" table:style-name="ce8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11T00:00:00" table:style-name="ce8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11T00:00:00" table:style-name="ce8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12T00:00:00" table:style-name="ce8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12T00:00:00" table:style-name="ce8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18T00:00:00" table:style-name="ce8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25T00:00:00" table:style-name="ce8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25T00:00:00" table:style-name="ce8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28T00:00:00" table:style-name="ce8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28T00:00:00" table:style-name="ce8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1-29T00:00:00" table:style-name="ce8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1-29T00:00:00" table:style-name="ce8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7-12-02T00:00:00" table:style-name="ce8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7-12-02T00:00:00" table:style-name="ce8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06-13T00:00:00" table:style-name="ce8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6-13T00:00:00" table:style-name="ce8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06-19T00:00:00" table:style-name="ce8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6-19T00:00:00" table:style-name="ce8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07-13T00:00:00" table:style-name="ce8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07-13T00:00:00" table:style-name="ce8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7-13T00:00:00" table:style-name="ce8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7-13T00:00:00" table:style-name="ce8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07-27T00:00:00" table:style-name="ce8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7-27T00:00:00" table:style-name="ce8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0-25T00:00:00" table:style-name="ce8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0-25T00:00:00" table:style-name="ce8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1-14T00:00:00" table:style-name="ce8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1-14T00:00:00" table:style-name="ce8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1-27T00:00:00" table:style-name="ce8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1-27T00:00:00" table:style-name="ce8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2-12T00:00:00" table:style-name="ce8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2-12T00:00:00" table:style-name="ce8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2-13T00:00:00" table:style-name="ce8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2-13T00:00:00" table:style-name="ce8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2-19T00:00:00" table:style-name="ce8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2-19T00:00:00" table:style-name="ce8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2-19T00:00:00" table:style-name="ce8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2-19T00:00:00" table:style-name="ce8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8-12-21T00:00:00" table:style-name="ce8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12-21T00:00:00" table:style-name="ce8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1-31T00:00:00" table:style-name="ce8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1-31T00:00:00" table:style-name="ce8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01T00:00:00" table:style-name="ce8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21T00:00:00" table:style-name="ce8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21T00:00:00" table:style-name="ce8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27T00:00:00" table:style-name="ce8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27T00:00:00" table:style-name="ce8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6-29T00:00:00" table:style-name="ce8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29T00:00:00" table:style-name="ce8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7-05T00:00:00" table:style-name="ce8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7-05T00:00:00" table:style-name="ce8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9-04T00:00:00" table:style-name="ce8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9-04T00:00:00" table:style-name="ce8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09-18T00:00:00" table:style-name="ce8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9-18T00:00:00" table:style-name="ce8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0-22T00:00:00" table:style-name="ce8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0-22T00:00:00" table:style-name="ce8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1-13T00:00:00" table:style-name="ce8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1-13T00:00:00" table:style-name="ce8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1-21T00:00:00" table:style-name="ce8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1-21T00:00:00" table:style-name="ce8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1-21T00:00:00" table:style-name="ce8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1-21T00:00:00" table:style-name="ce8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1-29T00:00:00" table:style-name="ce8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1-29T00:00:00" table:style-name="ce8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79-12-17T00:00:00" table:style-name="ce8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12-17T00:00:00" table:style-name="ce8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1-21T00:00:00" table:style-name="ce8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1-21T00:00:00" table:style-name="ce8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2-01T00:00:00" table:style-name="ce8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2-01T00:00:00" table:style-name="ce8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2-05T00:00:00" table:style-name="ce8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2-05T00:00:00" table:style-name="ce8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2-19T00:00:00" table:style-name="ce8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2-19T00:00:00" table:style-name="ce8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2-19T00:00:00" table:style-name="ce8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2-19T00:00:00" table:style-name="ce8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2-27T00:00:00" table:style-name="ce8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0-02-27T00:00:00" table:style-name="ce8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0-03-17T00:00:00" table:style-name="ce8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4-08-07T00:00:00" table:style-name="ce8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4-08-07T00:00:00" table:style-name="ce8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4-08-31T00:00:00" table:style-name="ce8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4-08-31T00:00:00" table:style-name="ce8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4-10-23T00:00:00" table:style-name="ce8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4-10-23T00:00:00" table:style-name="ce8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4-10-30T00:00:00" table:style-name="ce8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4-10-30T00:00:00" table:style-name="ce8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5-11-05T00:00:00" table:style-name="ce8">
            <text:p>1985/11/5</text:p>
          </table:table-cell>
          <table:table-cell office:value-type="string" table:style-name="ce2">
            <text:p>剱持松二</text:p>
          </table:table-cell>
          <table:table-cell office:value-type="string" table:style-name="ce2">
            <text:p>永作芳也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48期</text:p>
          </table:table-cell>
          <table:table-cell office:value-type="string" table:style-name="ce6">
            <text:p>二次予選</text:p>
          </table:table-cell>
          <table:table-cell table:style-name="ce2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5-11-05T00:00:00" table:style-name="ce8">
            <text:p>1985/11/5</text:p>
          </table:table-cell>
          <table:table-cell office:value-type="string" table:style-name="ce2">
            <text:p>剱持松二</text:p>
          </table:table-cell>
          <table:table-cell office:value-type="string" table:style-name="ce2">
            <text:p>永作芳也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48期</text:p>
          </table:table-cell>
          <table:table-cell office:value-type="string" table:style-name="ce4">
            <text:p>一次予選</text:p>
          </table:table-cell>
          <table:table-cell table:style-name="ce2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6-07-23T00:00:00" table:style-name="ce8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6-07-23T00:00:00" table:style-name="ce8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06-03T00:00:00" table:style-name="ce8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06-03T00:00:00" table:style-name="ce8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06-08T00:00:00" table:style-name="ce8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06-08T00:00:00" table:style-name="ce8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06-16T00:00:00" table:style-name="ce8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06-16T00:00:00" table:style-name="ce8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11-10T00:00:00" table:style-name="ce8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11-10T00:00:00" table:style-name="ce8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11-13T00:00:00" table:style-name="ce8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11-13T00:00:00" table:style-name="ce8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11-25T00:00:00" table:style-name="ce8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11-25T00:00:00" table:style-name="ce8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7-11-27T00:00:00" table:style-name="ce8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11-27T00:00:00" table:style-name="ce8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8-03-22T00:00:00" table:style-name="ce8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8-03-22T00:00:00" table:style-name="ce8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8-04-22T00:00:00" table:style-name="ce8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8-04-22T00:00:00" table:style-name="ce8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2-14T00:00:00" table:style-name="ce8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2-14T00:00:00" table:style-name="ce8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3-24T00:00:00" table:style-name="ce8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3-24T00:00:00" table:style-name="ce8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4-11T00:00:00" table:style-name="ce8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4-11T00:00:00" table:style-name="ce8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5-05T00:00:00" table:style-name="ce8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5-05T00:00:00" table:style-name="ce8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5-31T00:00:00" table:style-name="ce8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5-31T00:00:00" table:style-name="ce8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89-06-19T00:00:00" table:style-name="ce8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9-06-19T00:00:00" table:style-name="ce8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2-25T00:00:00" table:style-name="ce8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2-25T00:00:00" table:style-name="ce8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3-09T00:00:00" table:style-name="ce8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3-09T00:00:00" table:style-name="ce8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3-19T00:00:00" table:style-name="ce8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3-19T00:00:00" table:style-name="ce8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3-25T00:00:00" table:style-name="ce8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3-25T00:00:00" table:style-name="ce8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6-18T00:00:00" table:style-name="ce8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6-18T00:00:00" table:style-name="ce8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6-19T00:00:00" table:style-name="ce8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6-19T00:00:00" table:style-name="ce8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06-26T00:00:00" table:style-name="ce8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6-26T00:00:00" table:style-name="ce8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3-11-24T00:00:00" table:style-name="ce8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3-11-24T00:00:00" table:style-name="ce8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4-02-22T00:00:00" table:style-name="ce8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4-02-22T00:00:00" table:style-name="ce8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4-11-15T00:00:00" table:style-name="ce8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4-11-15T00:00:00" table:style-name="ce8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4-11-18T00:00:00" table:style-name="ce8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4-11-18T00:00:00" table:style-name="ce8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5-06-09T00:00:00" table:style-name="ce8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5-06-09T00:00:00" table:style-name="ce8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5-06-16T00:00:00" table:style-name="ce8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5-06-16T00:00:00" table:style-name="ce8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5-11-10T00:00:00" table:style-name="ce8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5-11-10T00:00:00" table:style-name="ce8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5-11-28T00:00:00" table:style-name="ce8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5-11-28T00:00:00" table:style-name="ce8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6-11-15T00:00:00" table:style-name="ce8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6-11-15T00:00:00" table:style-name="ce8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6-11-18T00:00:00" table:style-name="ce8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6-11-18T00:00:00" table:style-name="ce8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7-07-14T00:00:00" table:style-name="ce8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7-07-14T00:00:00" table:style-name="ce8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7-08-06T00:00:00" table:style-name="ce8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6"/>
          <table:table-cell table:number-columns-repeated="16375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7-08-06T00:00:00" table:style-name="ce8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8-11-25T00:00:00" table:style-name="ce8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8-11-25T00:00:00" table:style-name="ce8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8-11-25T00:00:00" table:style-name="ce8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8-11-25T00:00:00" table:style-name="ce8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8-12-04T00:00:00" table:style-name="ce8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8-12-04T00:00:00" table:style-name="ce8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8-12-04T00:00:00" table:style-name="ce8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8-12-04T00:00:00" table:style-name="ce8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9-06-09T00:00:00" table:style-name="ce8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06-09T00:00:00" table:style-name="ce8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9-06-11T00:00:00" table:style-name="ce8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06-11T00:00:00" table:style-name="ce8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9-06-18T00:00:00" table:style-name="ce8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6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06-18T00:00:00" table:style-name="ce8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9-11-20T00:00:00" table:style-name="ce8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11-20T00:00:00" table:style-name="ce8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9-11-25T00:00:00" table:style-name="ce8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4" table:style-name="ce2"/>
          <table:table-cell table:number-columns-repeated="16371" table:style-name="ce3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11-25T00:00:00" table:style-name="ce8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04-11T00:00:00" table:style-name="ce8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04-11T00:00:00" table:style-name="ce8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ランキング戦</text:p>
          </table:table-cell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04-11T00:00:00" table:style-name="ce8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04-11T00:00:00" table:style-name="ce8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昇級者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06-09T00:00:00" table:style-name="ce8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06-09T00:00:00" table:style-name="ce8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10-25T00:00:00" table:style-name="ce8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10-25T00:00:00" table:style-name="ce8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11-07T00:00:00" table:style-name="ce8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11-07T00:00:00" table:style-name="ce8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0-11-21T00:00:00" table:style-name="ce8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11-21T00:00:00" table:style-name="ce8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1-10-30T00:00:00" table:style-name="ce8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1-10-30T00:00:00" table:style-name="ce8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1-11-01T00:00:00" table:style-name="ce8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1-11-01T00:00:00" table:style-name="ce8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2-05-29T00:00:00" table:style-name="ce8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2-05-29T00:00:00" table:style-name="ce8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準々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2-11-19T00:00:00" table:style-name="ce8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2-11-19T00:00:00" table:style-name="ce8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2-12-09T00:00:00" table:style-name="ce8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2-12-09T00:00:00" table:style-name="ce8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3-01-21T00:00:00" table:style-name="ce8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3-01-21T00:00:00" table:style-name="ce8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03-03-11T00:00:00" table:style-name="ce8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3-03-11T00:00:00" table:style-name="ce8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2-01-20T00:00:00" table:style-name="ce8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2-01-20T00:00:00" table:style-name="ce8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3-04-02T00:00:00" table:style-name="ce8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決勝</text:p>
          </table:table-cell>
          <table:table-cell office:value-type="string" table:style-name="ce2">
            <text:p>当期他二次予選对局组别不明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3-04-02T00:00:00" table:style-name="ce8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table:style-name="ce4"/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09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4-12-25T00:00:00" table:style-name="ce8">
            <text:p>2014/12/25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0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1-08T00:00:00" table:style-name="ce8">
            <text:p>2015/1/8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1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山崎隆之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2-19T00:00:00" table:style-name="ce8">
            <text:p>2015/2/19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6">
            <text:p>12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豊島将之</text:p>
          </table:table-cell>
          <table:table-cell office:value-type="string" table:style-name="ce8">
            <text:p>畠山鎮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8"/>
          <table:table-cell office:value-type="string" table:style-name="ce4">
            <text:p>13回戦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村山慈明</text:p>
          </table:table-cell>
          <table:table-cell office:value-type="string" table:style-name="ce8">
            <text:p>屋敷伸之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木村一基</text:p>
          </table:table-cell>
          <table:table-cell office:value-type="string" table:style-name="ce8">
            <text:p>松尾歩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飯塚祐紀</text:p>
          </table:table-cell>
          <table:table-cell office:value-type="string" table:style-name="ce8">
            <text:p>藤井猛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丸山忠久</text:p>
          </table:table-cell>
          <table:table-cell office:value-type="string" table:style-name="ce8">
            <text:p>佐藤天彦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3-05T00:00:00" table:style-name="ce8">
            <text:p>2015/3/5</text:p>
          </table:table-cell>
          <table:table-cell office:value-type="string" table:style-name="ce8">
            <text:p>谷川浩司</text:p>
          </table:table-cell>
          <table:table-cell office:value-type="string" table:style-name="ce8">
            <text:p>橋本崇載</text:p>
          </table:table-cell>
          <table:table-cell office:value-type="string" table:style-name="ce8">
            <text:p>順位戦</text:p>
          </table:table-cell>
          <table:table-cell office:value-type="string" table:style-name="ce8">
            <text:p>第73期</text:p>
          </table:table-cell>
          <table:table-cell office:value-type="string" table:style-name="ce8">
            <text:p>B級1組</text:p>
          </table:table-cell>
          <table:table-cell table:style-name="ce2"/>
          <table:table-cell office:value-type="string" table:style-name="ce4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9-18T00:00:00" table:style-name="ce8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9-18T00:00:00" table:style-name="ce8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9-18T00:00:00" table:style-name="ce8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9-18T00:00:00" table:style-name="ce8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9-23T00:00:00" table:style-name="ce8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5-09-23T00:00:00" table:style-name="ce8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9-23T00:00:00" table:style-name="ce8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5-09-23T00:00:00" table:style-name="ce8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4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1-20T00:00:00" table:style-name="ce8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1-20T00:00:00" table:style-name="ce8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3T00:00:00" table:style-name="ce8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6-06-15T00:00:00" table:style-name="ce8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4-26T00:00:00" table:style-name="ce8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4-26T00:00:00" table:style-name="ce8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5-01T00:00:00" table:style-name="ce8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5-01T00:00:00" table:style-name="ce8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二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5-02T00:00:00" table:style-name="ce8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2T00:00:00" table:style-name="ce8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3T00:00:00" table:style-name="ce8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8T00:00:00" table:style-name="ce8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A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29T00:00:00" table:style-name="ce8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6-30T00:00:00" table:style-name="ce8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7-04T00:00:00" table:style-name="ce8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7-04T00:00:00" table:style-name="ce8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7-07T00:00:00" table:style-name="ce8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7-28T00:00:00" table:style-name="ce8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7-28T00:00:00" table:style-name="ce8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8-15T00:00:00" table:style-name="ce8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6"/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8-15T00:00:00" table:style-name="ce8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4">
            <text:p>Aブロック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8-30T00:00:00" table:style-name="ce8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8-30T00:00:00" table:style-name="ce8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01T00:00:00" table:style-name="ce8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01T00:00:00" table:style-name="ce8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13T00:00:00" table:style-name="ce8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13T00:00:00" table:style-name="ce8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14T00:00:00" table:style-name="ce8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09-22T00:00:00" table:style-name="ce8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09-22T00:00:00" table:style-name="ce8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10-14T00:00:00" table:style-name="ce8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10-14T00:00:00" table:style-name="ce8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10-14T00:00:00" table:style-name="ce8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10-14T00:00:00" table:style-name="ce8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10-25T00:00:00" table:style-name="ce8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10-25T00:00:00" table:style-name="ce8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10-26T00:00:00" table:style-name="ce8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10-26T00:00:00" table:style-name="ce8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7-11-10T00:00:00" table:style-name="ce8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7-11-10T00:00:00" table:style-name="ce8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4T00:00:00" table:style-name="ce8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4T00:00:00" table:style-name="ce8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3-09T00:00:00" table:style-name="ce8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04T00:00:00" table:style-name="ce8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04T00:00:00" table:style-name="ce8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05T00:00:00" table:style-name="ce8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05T00:00:00" table:style-name="ce8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05T00:00:00" table:style-name="ce8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05T00:00:00" table:style-name="ce8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12T00:00:00" table:style-name="ce8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12T00:00:00" table:style-name="ce8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17T00:00:00" table:style-name="ce8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17T00:00:00" table:style-name="ce8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7-25T00:00:00" table:style-name="ce8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7-25T00:00:00" table:style-name="ce8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8-04T00:00:00" table:style-name="ce8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8-04T00:00:00" table:style-name="ce8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8-08-07T00:00:00" table:style-name="ce8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8-08-07T00:00:00" table:style-name="ce8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9-02-15T00:00:00" table:style-name="ce8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9-02-15T00:00:00" table:style-name="ce8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9-07-08T00:00:00" table:style-name="ce8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9-07-08T00:00:00" table:style-name="ce8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準々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2019-08-08T00:00:00" table:style-name="ce8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19-08-08T00:00:00" table:style-name="ce8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office:value-type="string" table:style-name="ce4">
            <text:p>正</text:p>
          </table:table-cell>
          <table:table-cell office:value-type="string" table:style-name="ce5">
            <text:p>1957/10/??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解消（日付不明）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6">
            <text:p>誤</text:p>
          </table:table-cell>
          <table:table-cell office:value-type="string" table:style-name="ce8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6">
            <text:p>対局缺失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string" table:style-name="ce8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4">
            <text:p>日付不明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0-12-17T00:00:00" table:style-name="ce8">
            <text:p>1990/12/17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58期</text:p>
          </table:table-cell>
          <table:table-cell office:value-type="string" table:style-name="ce6">
            <text:p>二次予選</text:p>
          </table:table-cell>
          <table:table-cell table:style-name="ce2"/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0-12-17T00:00:00" table:style-name="ce8">
            <text:p>1990/12/17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58期</text:p>
          </table:table-cell>
          <table:table-cell office:value-type="string" table:style-name="ce4">
            <text:p>一次予選</text:p>
          </table:table-cell>
          <table:table-cell table:style-name="ce2"/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3-01-08T00:00:00" table:style-name="ce8">
            <text:p>1993/1/8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3-01-08T00:00:00" table:style-name="ce8">
            <text:p>1993/1/8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誤</text:p>
          </table:table-cell>
          <table:table-cell office:value-type="date" office:date-value="1992-12-26T00:00:00" table:style-name="ce8">
            <text:p>1992/12/26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12-26T00:00:00" table:style-name="ce8">
            <text:p>1992/12/26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62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number-rows-repeated="1048011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559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cheal Johnson</meta:initial-creator>
    <dc:creator>Micheal Johnson</dc:creator>
    <meta:creation-date>2020-01-27T03:42:23Z</meta:creation-date>
    <dc:date>2020-02-10T09:04:42Z</dc:date>
    <meta:user-defined meta:name="WorkbookGuid">dfd2ee33-1efe-4fa1-a778-61e8eb1776c8</meta:user-defined>
  </office:meta>
</office:document-meta>
</file>